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74c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1"/>
    </style:style>
    <style:style style:name="ce7" style:family="table-cell" style:parent-style-name="Default" style:data-style-name="N2">
      <style:table-cell-properties fo:background-color="#b3b3b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Datasheet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ser Input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alculation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Output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Inverting Buck-Boost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V_in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_out (negative)</text:p>
          </table:table-cell>
          <table:table-cell table:style-name="ce2" office:value-type="float" office:value="-4.5" calcext:value-type="float">
            <text:p>-4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_out</text:p>
          </table:table-cell>
          <table:table-cell table:style-name="ce2"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table:style-name="ce2"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_sw</text:p>
          </table:table-cell>
          <table:table-cell table:style-name="ce2" office:value-type="float" office:value="2500" calcext:value-type="float">
            <text:p>25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4.7" calcext:value-type="float">
            <text:p>4,7</text:p>
          </table:table-cell>
          <table:table-cell office:value-type="string" calcext:value-type="string">
            <text:p>µ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ABS([.B8])/(ABS([.B8])+[.B10]*[.B7])" office:value-type="float" office:value="0.638297872340426" calcext:value-type="float">
            <text:p>0,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_in(avg)</text:p>
          </table:table-cell>
          <table:table-cell table:formula="of:=[.B9]*ABS([.B8])/[.B7]/[.B10]" office:value-type="float" office:value="0.352941176470588" calcext:value-type="float">
            <text:p>0,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_L(avg)</text:p>
          </table:table-cell>
          <table:table-cell table:formula="of:=[.B9]*(1+ABS([.B8])/[.B7]/[.B10])" office:value-type="float" office:value="0.552941176470588" calcext:value-type="float">
            <text:p>0,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6" office:value-type="string" calcext:value-type="string">
            <text:p>ΔI_L</text:p>
          </table:table-cell>
          <table:table-cell table:formula="of:=[.B7]*[.B13]/([.B11]*1000*[.B12]*0.000001)" office:value-type="float" office:value="0.162969669533726" calcext:value-type="float">
            <text:p>0,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6" office:value-type="string" calcext:value-type="string">
            <text:p>k (ripple ratio)</text:p>
          </table:table-cell>
          <table:table-cell table:formula="of:=[.B16]/[.B15]*100" office:value-type="float" office:value="29.4732381071632" calcext:value-type="float">
            <text:p>29,4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_L(peak)</text:p>
          </table:table-cell>
          <table:table-cell table:formula="of:=[.B15]+[.B16]/2" office:value-type="float" office:value="0.634426011237451" calcext:value-type="float">
            <text:p>0,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_L(valley)</text:p>
          </table:table-cell>
          <table:table-cell table:formula="of:=[.B15]-[.B16]/2" office:value-type="float" office:value="0.471456341703725" calcext:value-type="float">
            <text:p>0,47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 style:data-style-name="N2" text:time-value="17:42:39.31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orian Kaffanke</meta:initial-creator>
    <meta:creation-date>2024-10-22T20:28:37.762000000</meta:creation-date>
    <dc:date>2024-11-10T18:52:52.348000000</dc:date>
    <dc:creator>Florian Kaffanke</dc:creator>
    <meta:editing-duration>PT2H16M41S</meta:editing-duration>
    <meta:editing-cycles>17</meta:editing-cycles>
    <meta:generator>LibreOffice/24.2.5.2$Windows_X86_64 LibreOffice_project/bffef4ea93e59bebbeaf7f431bb02b1a39ee8a59</meta:generator>
    <meta:document-statistic meta:table-count="1" meta:cell-count="44" meta:object-count="0"/>
  </office:meta>
</office:document-meta>
</file>